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TOCTO TORRES, MIJAIL ANTONY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SATIP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4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TOCTO TORRES, MIJAIL ANTONY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1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4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4T17:15:43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